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ceiverPojo.getMessage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eiverPojo.getInMessage( MessageExchange exchan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ceiverPojo.onMessageExchange( Message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ceiverPojo.ReceiverPoj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eiverPojo.ReceiverPojo( QName service , String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eiverPojo.getMessageTransfor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